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size="28pt" style:font-size-asian="24.5pt" style:font-size-complex="28pt"/>
    </style:style>
    <style:style style:name="P2" style:family="paragraph" style:parent-style-name="Standard">
      <style:text-properties fo:font-size="28pt" officeooo:rsid="001fbd52" style:font-size-asian="24.5pt" style:font-size-complex="28pt"/>
    </style:style>
    <style:style style:name="P3" style:family="paragraph" style:parent-style-name="Standard">
      <style:text-properties fo:font-size="28pt" officeooo:rsid="001fbd52" officeooo:paragraph-rsid="001fbd52" style:font-size-asian="24.5pt" style:font-size-complex="28pt"/>
    </style:style>
    <style:style style:name="T1" style:family="text">
      <style:text-properties officeooo:rsid="001fbd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/>
      <text:p text:style-name="P3">To control DC motors using Arduino, you will need the following: </text:p>
      <text:p text:style-name="P3">An Arduino board </text:p>
      <text:p text:style-name="P3">A DC motor </text:p>
      <text:p text:style-name="P3">A motor driver</text:p>
      <text:p text:style-name="P3"><text:s/>Jumper wires </text:p>
      <text:p text:style-name="P3">A power supply </text:p>
      <text:p text:style-name="P3">Connecting the motor to the Arduino If you are using a small DC motor, you can connect it directly to the Arduino board. However, for larger motors, you will need to use a motor driver. A motor driver is a circuit that allows you to control the speed and direction of a motor using the Arduino's low-power digital pin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28pt" style:font-size-asian="24.5pt" style:font-size-complex="28pt"/>
    </style:style>
    <style:style style:name="MT1" style:family="text">
      <style:text-properties officeooo:rsid="001fbd5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9"/><text:span text:style-name="MT1">Arduino usag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6T16:28:06.046000000</meta:creation-date>
    <dc:date>2023-10-27T08:14:21.151000000</dc:date>
    <meta:editing-duration>PT15H45M16S</meta:editing-duration>
    <meta:editing-cycles>2</meta:editing-cycles>
    <meta:generator>LibreOffice/7.6.0.3$Windows_X86_64 LibreOffice_project/69edd8b8ebc41d00b4de3915dc82f8f0fc3b6265</meta:generator>
    <meta:print-date>2023-10-26T16:32:49.874000000</meta:print-date>
    <meta:printed-by>PDF files</meta:printed-by>
    <meta:document-statistic meta:table-count="0" meta:image-count="0" meta:object-count="0" meta:page-count="1" meta:paragraph-count="8" meta:word-count="86" meta:character-count="476" meta:non-whitespace-character-count="382"/>
  </office:meta>
</office:document-meta>
</file>